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C8000000C8EFC2CD3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Arial1" svg:font-family="Arial, Arial"/>
    <style:font-face style:name="OpenSymbol" svg:font-family="OpenSymbol"/>
    <style:font-face style:name="Tahoma1" svg:font-family="Tahoma"/>
    <style:font-face style:name="Arial3" svg:font-family="Arial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Franklin Gothic Medium" svg:font-family="'Franklin Gothic Medium'" style:font-family-generic="swiss" style:font-pitch="variable"/>
  </office:font-face-decls>
  <office:automatic-styles>
    <style:style style:name="Tabella4" style:family="table">
      <style:table-properties style:width="16.999cm" table:align="margins"/>
    </style:style>
    <style:style style:name="Tabella4.A" style:family="table-column">
      <style:table-column-properties style:column-width="8.498cm" style:rel-column-width="32767*"/>
    </style:style>
    <style:style style:name="Tabella4.B" style:family="table-column">
      <style:table-column-properties style:column-width="8.5cm" style:rel-column-width="32768*"/>
    </style:style>
    <style:style style:name="Tabella4.A1" style:family="table-cell">
      <style:table-cell-properties fo:padding-left="0.4cm" fo:padding-right="0.4cm" fo:padding-top="0.199cm" fo:padding-bottom="0.199cm" fo:border-left="none" fo:border-right="0.002cm solid #000000" fo:border-top="none" fo:border-bottom="0.035cm solid #000000"/>
    </style:style>
    <style:style style:name="Tabella4.B1" style:family="table-cell" style:data-style-name="N37">
      <style:table-cell-properties fo:padding-left="0.4cm" fo:padding-right="0.4cm" fo:padding-top="0.199cm" fo:padding-bottom="0.199cm" fo:border-left="0.035cm solid #000000" fo:border-right="none" fo:border-top="none" fo:border-bottom="0.035cm solid #000000"/>
    </style:style>
    <style:style style:name="Tabella4.A2" style:family="table-cell">
      <style:table-cell-properties fo:padding-left="0.4cm" fo:padding-right="0.4cm" fo:padding-top="0.199cm" fo:padding-bottom="0.199cm" fo:border-left="none" fo:border-right="none" fo:border-top="0.002cm solid #000000" fo:border-bottom="none"/>
    </style:style>
    <style:style style:name="Tabella4.B2" style:family="table-cell">
      <style:table-cell-properties fo:padding-left="0.4cm" fo:padding-right="0.4cm" fo:padding-top="0.199cm" fo:padding-bottom="0.199cm" fo:border-left="0.035cm solid #000000" fo:border-right="none" fo:border-top="none" fo:border-bottom="none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2.009cm" style:rel-column-width="7745*"/>
    </style:style>
    <style:style style:name="Table1.B" style:family="table-column">
      <style:table-column-properties style:column-width="2.33cm" style:rel-column-width="8983*"/>
    </style:style>
    <style:style style:name="Table1.C" style:family="table-column">
      <style:table-column-properties style:column-width="12.659cm" style:rel-column-width="48807*"/>
    </style:style>
    <style:style style:name="Table1.A1" style:family="table-cell">
      <style:table-cell-properties fo:padding="0.097cm" fo:border-left="none" fo:border-right="none" fo:border-top="none" fo:border-bottom="0.002cm solid #000000"/>
    </style:style>
    <style:style style:name="Table1.B1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2" style:family="table-cell" style:data-style-name="N100">
      <style:table-cell-properties fo:padding="0.097cm" fo:border="none"/>
    </style:style>
    <style:style style:name="Table1.B2" style:family="table-cell" style:data-style-name="N36">
      <style:table-cell-properties fo:padding="0.097cm" fo:border-left="0.002cm solid #000000" fo:border-right="0.002cm solid #000000" fo:border-top="none" fo:border-bottom="none"/>
    </style:style>
    <style:style style:name="Table1.C2" style:family="table-cell">
      <style:table-cell-properties fo:padding="0.097cm" fo:border="none"/>
    </style:style>
    <style:style style:name="Tabella2" style:family="table">
      <style:table-properties style:width="16.999cm" table:align="margins"/>
    </style:style>
    <style:style style:name="Tabella2.A" style:family="table-column">
      <style:table-column-properties style:column-width="2.672cm" style:rel-column-width="10302*"/>
    </style:style>
    <style:style style:name="Tabella2.B" style:family="table-column">
      <style:table-column-properties style:column-width="14.326cm" style:rel-column-width="55233*"/>
    </style:style>
    <style:style style:name="Tabel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.B1" style:family="table-cell">
      <style:table-cell-properties fo:padding="0.097cm" fo:border="0.002cm solid #000000"/>
    </style:style>
    <style:style style:name="Tabella2.A2" style:family="table-cell">
      <style:table-cell-properties fo:padding="0.097cm" fo:border-left="0.002cm solid #000000" fo:border-right="none" fo:border-top="none" fo:border-bottom="0.002cm solid #000000"/>
    </style:style>
    <style:style style:name="Tabel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6" style:family="table">
      <style:table-properties style:width="16.999cm" table:align="margins"/>
    </style:style>
    <style:style style:name="Tabella6.A" style:family="table-column">
      <style:table-column-properties style:column-width="2.672cm" style:rel-column-width="10302*"/>
    </style:style>
    <style:style style:name="Tabella6.B" style:family="table-column">
      <style:table-column-properties style:column-width="14.326cm" style:rel-column-width="55233*"/>
    </style:style>
    <style:style style:name="Tabel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6.B1" style:family="table-cell">
      <style:table-cell-properties fo:padding="0.097cm" fo:border="0.002cm solid #000000"/>
    </style:style>
    <style:style style:name="Tabella6.A2" style:family="table-cell">
      <style:table-cell-properties fo:padding="0.097cm" fo:border-left="0.002cm solid #000000" fo:border-right="none" fo:border-top="none" fo:border-bottom="0.002cm solid #000000"/>
    </style:style>
    <style:style style:name="Tabella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end" style:justify-single-word="false">
        <style:tab-stops>
          <style:tab-stop style:position="0.873cm"/>
        </style:tab-stops>
      </style:paragraph-properties>
      <style:text-properties fo:font-size="10pt" style:font-size-asian="10pt" style:font-size-complex="10pt"/>
    </style:style>
    <style:style style:name="P2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P3" style:family="paragraph" style:parent-style-name="Footer">
      <style:paragraph-properties fo:text-align="center" style:justify-single-word="false" fo:padding="0.074cm" fo:border-left="none" fo:border-right="none" fo:border-top="none" fo:border-bottom="0.002cm solid #000000" style:join-border="false"/>
      <style:text-properties fo:color="#000080" style:font-name="Sylfaen" fo:font-size="6pt" style:text-underline-style="none" style:font-size-asian="6pt" style:font-size-complex="6pt"/>
    </style:style>
    <style:style style:name="P4" style:family="paragraph" style:parent-style-name="Table_20_Contents">
      <style:paragraph-properties fo:text-align="center" style:justify-single-word="false"/>
      <style:text-properties fo:color="#666666" style:font-name="Franklin Gothic Medium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Franklin Gothic Medium" fo:font-size="11pt" style:font-size-asian="11pt" style:font-size-complex="11pt"/>
    </style:style>
    <style:style style:name="P6" style:family="paragraph" style:parent-style-name="Table_20_Contents">
      <style:paragraph-properties fo:text-align="start" style:justify-single-word="false"/>
      <style:text-properties style:font-name="Franklin Gothic Medium" fo:font-size="11pt" style:font-size-asian="11pt" style:font-size-complex="11pt"/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Footer">
      <style:paragraph-properties fo:text-align="end" style:justify-single-word="false"/>
      <style:text-properties fo:color="#666666" style:font-name="Franklin Gothic Medium" fo:font-size="10pt" style:text-underline-style="none" fo:font-weight="bold" style:font-size-asian="10pt" style:font-weight-asian="bold" style:font-size-complex="10pt" style:font-weight-complex="bold"/>
    </style:style>
    <style:style style:name="P9" style:family="paragraph" style:parent-style-name="Footer">
      <style:paragraph-properties fo:text-align="start" style:justify-single-word="false"/>
      <style:text-properties fo:color="#000080" style:font-name="Sylfaen" fo:font-size="6pt" style:text-underline-style="none" style:font-size-asian="6pt" style:font-size-complex="6pt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3" fo:font-size="15pt" fo:font-style="normal" style:text-underline-style="none" fo:font-weight="bold" style:font-name-asian="Arial3" style:font-size-asian="15pt" style:font-style-asian="normal" style:font-weight-asian="bold" style:font-name-complex="Arial3" style:font-size-complex="15pt" style:font-style-complex="normal" style:font-weight-complex="bold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Arial3" fo:font-size="15pt" style:font-name-asian="Arial3" style:font-size-asian="15pt" style:font-name-complex="Arial3" style:font-size-complex="15pt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Arial3" fo:font-size="15pt" fo:font-weight="bold" style:font-name-asian="Arial3" style:font-size-asian="15pt" style:font-weight-asian="bold" style:font-name-complex="Arial3" style:font-size-complex="15pt" style:font-weight-complex="bold"/>
    </style:style>
    <style:style style:name="P14" style:family="paragraph" style:parent-style-name="Standard">
      <style:paragraph-properties style:text-autospace="none"/>
      <style:text-properties style:font-name="Arial3" fo:font-size="15pt" fo:font-weight="bold" style:font-name-asian="Arial3" style:font-size-asian="15pt" style:font-weight-asian="bold" style:font-name-complex="Arial3" style:font-size-complex="15pt" style:font-weight-complex="bold"/>
    </style:style>
    <style:style style:name="P15" style:family="paragraph" style:parent-style-name="Standard">
      <style:paragraph-properties fo:text-align="start" style:justify-single-word="false" style:text-autospace="none"/>
      <style:text-properties style:font-name="Arial3" fo:font-size="15pt" fo:font-weight="bold" fo:background-color="transparent" style:font-name-asian="Arial3" style:font-size-asian="15pt" style:font-weight-asian="bold" style:font-name-complex="Arial3" style:font-size-complex="15pt" style:font-weight-complex="bold"/>
    </style:style>
    <style:style style:name="P16" style:family="paragraph" style:parent-style-name="Standard">
      <style:paragraph-properties fo:text-align="start" style:justify-single-word="false" style:text-autospace="none"/>
      <style:text-properties style:font-name="Arial3" fo:font-size="15pt" fo:background-color="transparent" style:font-name-asian="Arial3" style:font-size-asian="15pt" style:font-name-complex="Arial3" style:font-size-complex="15pt"/>
    </style:style>
    <style:style style:name="P17" style:family="paragraph" style:parent-style-name="Standard">
      <style:paragraph-properties fo:text-align="start" style:justify-single-word="false" style:text-autospace="none"/>
      <style:text-properties style:font-name="Arial3" fo:font-size="15pt" fo:font-weight="normal" fo:background-color="transparent" style:font-name-asian="Arial3" style:font-size-asian="15pt" style:font-weight-asian="normal" style:font-name-complex="Arial3" style:font-size-complex="15pt" style:font-weight-complex="normal"/>
    </style:style>
    <style:style style:name="P18" style:family="paragraph" style:parent-style-name="Standard">
      <style:paragraph-properties style:text-autospace="none"/>
      <style:text-properties style:font-name="Arial3" fo:font-size="12pt" fo:font-weight="bold" style:font-name-asian="Arial3" style:font-size-asian="12pt" style:font-weight-asian="bold" style:font-name-complex="Arial3" style:font-size-complex="12pt" style:font-weight-complex="bold"/>
    </style:style>
    <style:style style:name="P19" style:family="paragraph" style:parent-style-name="Standard">
      <style:paragraph-properties style:text-autospace="none"/>
      <style:text-properties style:font-name="Arial3" fo:font-size="12pt" style:font-name-asian="Arial3" style:font-size-asian="12pt" style:font-name-complex="Arial3" style:font-size-complex="12pt"/>
    </style:style>
    <style:style style:name="P20" style:family="paragraph" style:parent-style-name="Standard">
      <style:paragraph-properties fo:text-align="justify" style:justify-single-word="false" style:text-autospace="none"/>
      <style:text-properties style:use-window-font-color="true" style:font-name="Arial" fo:font-size="12pt" fo:font-style="normal" style:text-underline-style="none" fo:font-weight="normal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21" style:family="paragraph" style:parent-style-name="Standard">
      <style:text-properties fo:font-weight="bold" style:font-weight-asian="bold" style:font-weight-complex="bold"/>
    </style:style>
    <style:style style:name="P22" style:family="paragraph" style:parent-style-name="Text_20_body">
      <style:paragraph-properties fo:break-before="page"/>
    </style:style>
    <style:style style:name="P23" style:family="paragraph" style:parent-style-name="Text_20_body">
      <style:paragraph-properties fo:margin-left="0cm" fo:margin-right="0.3cm" fo:text-indent="0cm" style:auto-text-indent="false"/>
    </style:style>
    <style:style style:name="P24" style:family="paragraph" style:parent-style-name="Text_20_body">
      <style:text-properties fo:font-weight="bold" style:font-weight-asian="bold" style:font-weight-complex="bold"/>
    </style:style>
    <style:style style:name="P25" style:family="paragraph" style:parent-style-name="Text_20_body" style:list-style-name="L1">
      <style:text-properties fo:font-weight="bold" style:font-weight-asian="bold" style:font-weight-complex="bold"/>
    </style:style>
    <style:style style:name="P26" style:family="paragraph" style:parent-style-name="Text_20_body">
      <style:paragraph-properties fo:text-align="end" style:justify-single-word="false">
        <style:tab-stops>
          <style:tab-stop style:position="0.873cm"/>
        </style:tab-stops>
      </style:paragraph-properties>
      <style:text-properties fo:color="#000080"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9" style:family="paragraph" style:parent-style-name="Heading_20_1">
      <style:text-properties fo:font-weight="bold" style:font-weight-asian="bold" style:font-weight-complex="bold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Heading_20_2">
      <style:text-properties fo:font-weight="bold" style:font-weight-asian="bold" style:font-weight-complex="bold"/>
    </style:style>
    <style:style style:name="T1" style:family="text">
      <style:text-properties fo:background-color="transparen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5">Relazione finale</text:p>
          </table:table-cell>
          <table:table-cell table:style-name="Tabella4.B1" office:value-type="date" office:date-value="2009-03-25">
            <text:p text:style-name="P6">25/03/09</text:p>
          </table:table-cell>
        </table:table-row>
        <table:table-row>
          <table:table-cell table:style-name="Tabella4.A2" office:value-type="string">
            <text:p text:style-name="P5">Documento formale – esterno – v1.0</text:p>
          </table:table-cell>
          <table:table-cell table:style-name="Tabella4.B2" office:value-type="string">
            <text:p text:style-name="P6">relazione.pdf</text:p>
          </table:table-cell>
        </table:table-row>
      </table:table>
      <text:p text:style-name="P10"/>
      <text:p text:style-name="P10"/>
      <text:p text:style-name="P11">Redazione:</text:p>
      <text:p text:style-name="P12"><text:tab/><text:tab/><text:tab/>Daniele Bonaldo,</text:p>
      <text:p text:style-name="P12"><text:tab/><text:tab/><text:tab/>Alberto Zatton</text:p>
      <text:p text:style-name="P13"/>
      <text:p text:style-name="P13">Revision<text:span text:style-name="T1">e:<text:tab/></text:span></text:p>
      <text:p text:style-name="P16"><text:tab/><text:tab/><text:tab/>Daniele Bonaldo,</text:p>
      <text:p text:style-name="P16"><text:tab/><text:tab/><text:tab/>Alberto Zatton</text:p>
      <text:p text:style-name="P15"/>
      <text:p text:style-name="P17"/>
      <text:p text:style-name="P15"/>
      <text:p text:style-name="P13">Lista di distribuzione:</text:p>
      <text:p text:style-name="P12"><text:tab/><text:tab/><text:tab/><text:tab/><text:tab/><text:tab/>Prof. Vardanega Tullio,</text:p>
      <text:p text:style-name="P12"><text:tab/><text:tab/><text:tab/><text:tab/><text:tab/><text:tab/><text:span text:style-name="T1">Daniele Bonaldo,</text:span></text:p>
      <text:p text:style-name="P16"><text:tab/><text:tab/><text:tab/><text:tab/><text:tab/><text:tab/>Alberto Zatton</text:p>
      <text:p text:style-name="P12"/>
      <text:p text:style-name="P12"/>
      <text:p text:style-name="P12"/>
      <text:p text:style-name="P12"/>
      <text:p text:style-name="P12"/>
      <text:p text:style-name="P12"/>
      <text:p text:style-name="P14">Registro delle modifiche:</text:p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8">Versione</text:p>
          </table:table-cell>
          <table:table-cell table:style-name="Table1.B1" office:value-type="string">
            <text:p text:style-name="P18">Data</text:p>
          </table:table-cell>
          <table:table-cell table:style-name="Table1.A1" office:value-type="string">
            <text:p text:style-name="P7">Descrizione delle modifiche</text:p>
          </table:table-cell>
        </table:table-row>
        <table:table-row>
          <table:table-cell table:style-name="Table1.A2" office:value-type="float" office:value="0.000694444444444444">
            <text:p text:style-name="P19">0.1</text:p>
          </table:table-cell>
          <table:table-cell table:style-name="Table1.B2" office:value-type="date" office:date-value="2009-06-09">
            <text:p text:style-name="P19">09/06/2009</text:p>
          </table:table-cell>
          <table:table-cell table:style-name="Table1.C2" office:value-type="string">
            <text:p text:style-name="Table_20_Contents">Prima stesura</text:p>
          </table:table-cell>
        </table:table-row>
      </table:table>
      <text:p text:style-name="P23"/>
      <text:p text:style-name="P23"/>
      <text:p text:style-name="P23"/>
      <text:p text:style-name="P23"/>
      <text:p text:style-name="P22"/>
      <text:table-of-content text:style-name="Sect1" text:protected="true" text:name="Indice generale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Contents_20_Heading">Indice</text:p>
          </text:index-title>
          <text:p text:style-name="P27"><text:a xlink:type="simple" xlink:href="#1.Introduzione|outline" text:style-name="Page_20_Number" text:visited-style-name="Page_20_Number">1 <text:s text:c="2"/>Introduzione<text:tab/>3</text:a></text:p>
          <text:p text:style-name="P28"><text:a xlink:type="simple" xlink:href="#1.1.Scopo del documento|outline" text:style-name="Page_20_Number" text:visited-style-name="Page_20_Number">1.1 <text:s text:c="2"/>Scopo del documento<text:tab/>3</text:a></text:p>
          <text:p text:style-name="P28"><text:a xlink:type="simple" xlink:href="#1.2.Struttura del documento|outline" text:style-name="Page_20_Number" text:visited-style-name="Page_20_Number">1.2 <text:s text:c="2"/>Struttura del documento<text:tab/>3</text:a></text:p>
          <text:p text:style-name="P28"><text:a xlink:type="simple" xlink:href="#1.3.Scopo del prodotto|outline" text:style-name="Page_20_Number" text:visited-style-name="Page_20_Number">1.3 <text:s text:c="2"/>Scopo del prodotto<text:tab/>3</text:a></text:p>
          <text:p text:style-name="P27"><text:a xlink:type="simple" xlink:href="#2.Analisi|outline" text:style-name="Page_20_Number" text:visited-style-name="Page_20_Number">2 <text:s text:c="2"/>Analisi<text:tab/>4</text:a></text:p>
          <text:p text:style-name="P28"><text:a xlink:type="simple" xlink:href="#2.1.Requisiti|outline" text:style-name="Page_20_Number" text:visited-style-name="Page_20_Number">2.1 <text:s text:c="2"/>Requisiti<text:tab/>4</text:a></text:p>
          <text:p text:style-name="P27"><text:a xlink:type="simple" xlink:href="#3.Architettura|outline" text:style-name="Page_20_Number" text:visited-style-name="Page_20_Number">3 <text:s text:c="2"/>Architettura<text:tab/>5</text:a></text:p>
          <text:p text:style-name="P27"><text:a xlink:type="simple" xlink:href="#4.Sviluppo della concorrenza|outline" text:style-name="Page_20_Number" text:visited-style-name="Page_20_Number">4 <text:s text:c="2"/>Sviluppo della concorrenza<text:tab/>5</text:a></text:p>
          <text:p text:style-name="P27"><text:a xlink:type="simple" xlink:href="#5.Sviluppo della distribuzione|outline" text:style-name="Page_20_Number" text:visited-style-name="Page_20_Number">5 <text:s text:c="2"/>Sviluppo della distribuzione<text:tab/>5</text:a></text:p>
          <text:p text:style-name="P27"><text:a xlink:type="simple" xlink:href="#6.Esecuzione|outline" text:style-name="Page_20_Number" text:visited-style-name="Page_20_Number">6 <text:s text:c="2"/>Esecuzione<text:tab/>5</text:a></text:p>
          <text:p text:style-name="P27"><text:a xlink:type="simple" xlink:href="#7.Conclusioni|outline" text:style-name="Page_20_Number" text:visited-style-name="Page_20_Number">7 <text:s text:c="2"/>Conclusioni<text:tab/>5</text:a></text:p>
          <text:p text:style-name="P28"><text:a xlink:type="simple" xlink:href="#7.1.Scelte alternative a quelle effettuate|outline" text:style-name="Page_20_Number" text:visited-style-name="Page_20_Number">7.1 <text:s text:c="2"/>Scelte alternative a quelle effettuate<text:tab/>5</text:a></text:p>
          <text:p text:style-name="P28"><text:a xlink:type="simple" xlink:href="#7.2.Possibili sviluppi futuri|outline" text:style-name="Page_20_Number" text:visited-style-name="Page_20_Number">7.2 <text:s text:c="2"/>Possibili sviluppi futuri<text:tab/>5</text:a></text:p>
        </text:index-body>
      </text:table-of-content>
      <text:p text:style-name="P20"/>
      <text:h text:style-name="P30" text:outline-level="1">Introduzione</text:h>
      <text:h text:style-name="Heading_20_2" text:outline-level="2">Scopo del documento</text:h>
      <text:p text:style-name="Text_20_body">Questo documento ha la funzione di relazione finale per il progetto di Sistemi Correnti e Distribuiti realizzato dagli studenti Bonaldo Daniele e Zatton Alberto nell'anno accademico 2008/09. </text:p>
      <text:p text:style-name="Text_20_body">Il documento ha la finalità di illustrare l'analisi svolta e le scelte fatte in termini di progettazione e realizzazione del progetto.</text:p>
      <text:p text:style-name="Text_20_body"/>
      <text:p text:style-name="Text_20_body"/>
      <text:h text:style-name="Heading_20_2" text:outline-level="2">Struttura del documento</text:h>
      <text:p text:style-name="Text_20_body">Il documento è diviso nelle seguenti parti</text:p>
      <text:list xml:id="list37687289" text:style-name="L1">
        <text:list-item>
          <text:p text:style-name="P25"><text:a xlink:type="simple" xlink:href="#1.Introduzione|outline"><text:span text:style-name="T3">Introduzione</text:span></text:a><text:span text:style-name="T3">, in cui viene descritto sommariamente lo scopo e la struttura del documento e l'ambito del progetto.</text:span></text:p>
        </text:list-item>
        <text:list-item>
          <text:p text:style-name="P25"><text:a xlink:type="simple" xlink:href="#2.Analisi|outline"><text:span text:style-name="T3">Analisi</text:span></text:a><text:span text:style-name="T3">, in cui vengono riassunti i requisiti individuati e il lavoro di analisi svolto.</text:span></text:p>
        </text:list-item>
        <text:list-item>
          <text:p text:style-name="P25"><text:a xlink:type="simple" xlink:href="#3.Architettura|outline"><text:span text:style-name="T3">Architettura</text:span></text:a><text:span text:style-name="T3">, in cui viene descritta l'architettura ad alto livello del progetto.</text:span></text:p>
        </text:list-item>
        <text:list-item>
          <text:p text:style-name="P25"><text:a xlink:type="simple" xlink:href="#3.Sviluppo della concorrenza|outline"><text:span text:style-name="T3">Sviluppo della concorrenza</text:span></text:a><text:span text:style-name="T3">, in cui vengono esposte le scelte fatte nella progettazione e realizzazione della concorrenza all'interno del progetto.</text:span></text:p>
        </text:list-item>
        <text:list-item>
          <text:p text:style-name="P25"><text:a xlink:type="simple" xlink:href="#4.Sviluppo della distribuzione|outline"><text:span text:style-name="T3">Sviluppo della distribuzione</text:span></text:a><text:span text:style-name="T3">, in cui vengono esposte le scelte fatte nella progettazione e realizzazione della distribuzione all'interno del progetto.</text:span></text:p>
        </text:list-item>
        <text:list-item>
          <text:p text:style-name="P25"><text:a xlink:type="simple" xlink:href="#5.Esecuzione|outline"><text:span text:style-name="T3">Esecuzione</text:span></text:a><text:span text:style-name="T3">, in cui viene descritta la fase di esecuzione del progetto.</text:span></text:p>
        </text:list-item>
        <text:list-item>
          <text:p text:style-name="P25"><text:a xlink:type="simple" xlink:href="#6.Conclusioni|outline"><text:span text:style-name="T3">Conclusioni</text:span></text:a><text:span text:style-name="T3">, in cui vengono trattate le conclusioni generali, includendo possibili sviluppi futuri del progetto e commentando eventuali scelte alternative a quelle effettuate.</text:span></text:p>
        </text:list-item>
      </text:list>
      <text:p text:style-name="Text_20_body"/>
      <text:p text:style-name="Text_20_body"/>
      <text:h text:style-name="Heading_20_2" text:outline-level="2">Scopo del prodotto</text:h>
      <text:p text:style-name="Text_20_body">Lo scopo del prodotto è quello di simulare una competizione sportiva assimilabile a quelle <text:span text:style-name="T3">automobilistiche</text:span><text:span text:style-name="T2"> </text:span>di Formula 1 utilizzando tecniche di concorrenza e distribuzione viste a lezione durante il corso di Sistemi Concorrenti e Distribuiti.</text:p>
      <text:p text:style-name="Text_20_body"><text:s/></text:p>
      <text:p text:style-name="P22"/>
      <text:h text:style-name="Heading_20_1" text:outline-level="1">Analisi</text:h>
      <text:p text:style-name="Text_20_body">In questa sezione viene riassunto il lavoro di analisi svolto, soprattutto per quanto riguarda i requisiti individuati. </text:p>
      <text:p text:style-name="Text_20_body"/>
      <text:h text:style-name="Heading_20_2" text:outline-level="2">Requisiti</text:h>
      <text:p text:style-name="Text_20_body">L'analisi è stata svolta sulla descrizione del progetto e sulle clausole di partecipazione descritti alla pagina web</text:p>
      <text:p text:style-name="Text_20_body"><text:s/><text:a xlink:type="simple" xlink:href="http://www.math.unipd.it/~tullio/SCD/2008/Progetto.html">http://www.math.unipd.it/~tullio/SCD/2008/Progetto.html</text:a>.</text:p>
      <text:p text:style-name="Text_20_body">In seguito a tale analisi sono stati individuati i seguenti requisiti funzionali:</text:p>
      <text:p text:style-name="Standard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Table_20_Contents">RF01</text:p>
          </table:table-cell>
          <table:table-cell table:style-name="Tabella2.B1" office:value-type="string">
            <text:p text:style-name="Standard">Presenza di un circuito</text:p>
          </table:table-cell>
        </table:table-row>
        <table:table-row>
          <table:table-cell table:style-name="Tabella2.A2" office:value-type="string">
            <text:p text:style-name="Table_20_Contents">RF02</text:p>
          </table:table-cell>
          <table:table-cell table:style-name="Tabella2.B2" office:value-type="string">
            <text:p text:style-name="Standard">Il circuito deve essere dotato della pista e della corsia di rifornimento</text:p>
          </table:table-cell>
        </table:table-row>
        <table:table-row>
          <table:table-cell table:style-name="Tabella2.A2" office:value-type="string">
            <text:p text:style-name="Table_20_Contents">RF03</text:p>
          </table:table-cell>
          <table:table-cell table:style-name="Tabella2.B2" office:value-type="string">
            <text:p text:style-name="Standard">La pista deve essere soggetta a regole realistiche di accesso</text:p>
          </table:table-cell>
        </table:table-row>
        <table:table-row>
          <table:table-cell table:style-name="Tabella2.A2" office:value-type="string">
            <text:p text:style-name="Table_20_Contents">RF04</text:p>
          </table:table-cell>
          <table:table-cell table:style-name="Tabella2.B2" office:value-type="string">
            <text:p text:style-name="Standard">La pista deve essere soggetta a regole realistiche di condivisione</text:p>
          </table:table-cell>
        </table:table-row>
        <table:table-row>
          <table:table-cell table:style-name="Tabella2.A2" office:value-type="string">
            <text:p text:style-name="Table_20_Contents">RF05</text:p>
          </table:table-cell>
          <table:table-cell table:style-name="Tabella2.B2" office:value-type="string">
            <text:p text:style-name="Standard">La pista deve essere soggetta a regole realistiche di tempo di percorrenza</text:p>
          </table:table-cell>
        </table:table-row>
        <table:table-row>
          <table:table-cell table:style-name="Tabella2.A2" office:value-type="string">
            <text:p text:style-name="Table_20_Contents">RF06</text:p>
          </table:table-cell>
          <table:table-cell table:style-name="Tabella2.B2" office:value-type="string">
            <text:p text:style-name="Standard">La corsia di rifornimento deve essere soggetta a regole realistiche di accesso</text:p>
          </table:table-cell>
        </table:table-row>
        <table:table-row>
          <table:table-cell table:style-name="Tabella2.A2" office:value-type="string">
            <text:p text:style-name="Table_20_Contents">RF07</text:p>
          </table:table-cell>
          <table:table-cell table:style-name="Tabella2.B2" office:value-type="string">
            <text:p text:style-name="Standard">La corsia di rifornimento deve essere soggetta a regole realistiche di condivisione</text:p>
          </table:table-cell>
        </table:table-row>
        <table:table-row>
          <table:table-cell table:style-name="Tabella2.A2" office:value-type="string">
            <text:p text:style-name="Table_20_Contents">RF08</text:p>
          </table:table-cell>
          <table:table-cell table:style-name="Tabella2.B2" office:value-type="string">
            <text:p text:style-name="Standard">La corsia di rifornimento deve essere soggetta a regole realistiche di tempo di percorrenza</text:p>
          </table:table-cell>
        </table:table-row>
        <table:table-row>
          <table:table-cell table:style-name="Tabella2.A2" office:value-type="string">
            <text:p text:style-name="Table_20_Contents">RF09</text:p>
          </table:table-cell>
          <table:table-cell table:style-name="Tabella2.B2" office:value-type="string">
            <text:p text:style-name="Standard">Presenza di un insieme configurabile di concorrenti</text:p>
          </table:table-cell>
        </table:table-row>
        <table:table-row>
          <table:table-cell table:style-name="Tabella2.A2" office:value-type="string">
            <text:p text:style-name="Table_20_Contents">RF10</text:p>
          </table:table-cell>
          <table:table-cell table:style-name="Tabella2.B2" office:value-type="string">
            <text:p text:style-name="Standard">Ogni concorrente deve essere configurabile con caratteristiche specifiche di prestazioni, risorse e strategia di gara.</text:p>
          </table:table-cell>
        </table:table-row>
        <table:table-row>
          <table:table-cell table:style-name="Tabella2.A2" office:value-type="string">
            <text:p text:style-name="Table_20_Contents">RF11</text:p>
          </table:table-cell>
          <table:table-cell table:style-name="Tabella2.B2" office:value-type="string">
            <text:p text:style-name="Standard">Deve essere presente un sistema di controllo</text:p>
          </table:table-cell>
        </table:table-row>
        <table:table-row>
          <table:table-cell table:style-name="Tabella2.A2" office:value-type="string">
            <text:p text:style-name="Table_20_Contents">RF12</text:p>
          </table:table-cell>
          <table:table-cell table:style-name="Tabella2.B2" office:value-type="string">
            <text:p text:style-name="Standard">Il sistema di controllo deve poter visualizzare lo stato della competizione</text:p>
          </table:table-cell>
        </table:table-row>
        <table:table-row>
          <table:table-cell table:style-name="Tabella2.A2" office:value-type="string">
            <text:p text:style-name="Table_20_Contents">RF13</text:p>
          </table:table-cell>
          <table:table-cell table:style-name="Tabella2.B2" office:value-type="string">
            <text:p text:style-name="Standard">Il sistema di controllo deve poter visualizzare lo stato dei vari concorrenti</text:p>
          </table:table-cell>
        </table:table-row>
        <table:table-row>
          <table:table-cell table:style-name="Tabella2.A2" office:value-type="string">
            <text:p text:style-name="Table_20_Contents">RF14</text:p>
          </table:table-cell>
          <table:table-cell table:style-name="Tabella2.B2" office:value-type="string">
            <text:p text:style-name="Standard">Il sistema di controllo deve poter visualizzare le migliori prestazioni</text:p>
          </table:table-cell>
        </table:table-row>
        <table:table-row>
          <table:table-cell table:style-name="Tabella2.A2" office:value-type="string">
            <text:p text:style-name="Table_20_Contents">RF15</text:p>
          </table:table-cell>
          <table:table-cell table:style-name="Tabella2.B2" office:value-type="string">
            <text:p text:style-name="Standard">Presenza di una competizione configurabile per quanto riguarda la durata </text:p>
          </table:table-cell>
        </table:table-row>
        <table:table-row>
          <table:table-cell table:style-name="Tabella2.A2" office:value-type="string">
            <text:p text:style-name="Table_20_Contents">RF16</text:p>
          </table:table-cell>
          <table:table-cell table:style-name="Tabella2.B2" office:value-type="string">
            <text:p text:style-name="Standard">Controllo di terminazione dei concorrenti a fine gara</text:p>
          </table:table-cell>
        </table:table-row>
        <text:soft-page-break/>
        <table:table-row>
          <table:table-cell table:style-name="Tabella2.A2" office:value-type="string">
            <text:p text:style-name="Table_20_Contents">RF17</text:p>
          </table:table-cell>
          <table:table-cell table:style-name="Tabella2.B2" office:value-type="string">
            <text:p text:style-name="Standard">Deve essere presentata una relazione sul lavoro svolto</text:p>
          </table:table-cell>
        </table:table-row>
        <table:table-row>
          <table:table-cell table:style-name="Tabella2.A2" office:value-type="string">
            <text:p text:style-name="Table_20_Contents">RF18</text:p>
          </table:table-cell>
          <table:table-cell table:style-name="Tabella2.B2" office:value-type="string">
            <text:p text:style-name="Standard">Il progetto deve presentare evidenti tracce di concorrenza</text:p>
          </table:table-cell>
        </table:table-row>
        <table:table-row>
          <table:table-cell table:style-name="Tabella2.A2" office:value-type="string">
            <text:p text:style-name="Table_20_Contents">RF19</text:p>
          </table:table-cell>
          <table:table-cell table:style-name="Tabella2.B2" office:value-type="string">
            <text:p text:style-name="Standard">Il progetto deve presentare evidenti tracce di distribuzione</text:p>
          </table:table-cell>
        </table:table-row>
      </table:table>
      <text:p text:style-name="Standard"/>
      <text:p text:style-name="Standard"/>
      <text:p text:style-name="Text_20_body">Sono stati inoltre individuati i seguenti requisiti opzionali:</text:p>
      <text:p text:style-name="P21"/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Table_20_Contents">RO01</text:p>
          </table:table-cell>
          <table:table-cell table:style-name="Tabella6.B1" office:value-type="string">
            <text:p text:style-name="Standard">Il circuito deve essere selezionabile in fase di configurazione</text:p>
          </table:table-cell>
        </table:table-row>
        <table:table-row>
          <table:table-cell table:style-name="Tabella6.A2" office:value-type="string">
            <text:p text:style-name="Table_20_Contents">RO02</text:p>
          </table:table-cell>
          <table:table-cell table:style-name="Tabella6.B2" office:value-type="string">
            <text:p text:style-name="Standard">I parametri della configurazione devono poter essere letti da file</text:p>
          </table:table-cell>
        </table:table-row>
        <table:table-row>
          <table:table-cell table:style-name="Tabella6.A2" office:value-type="string">
            <text:p text:style-name="Table_20_Contents">RO03</text:p>
          </table:table-cell>
          <table:table-cell table:style-name="Tabella6.B2" office:value-type="string">
            <text:p text:style-name="Standard">Realizzare il progetto utilizzando almeno due linguaggi di programmazione</text:p>
          </table:table-cell>
        </table:table-row>
      </table:table>
      <text:p text:style-name="Standard"/>
      <text:p text:style-name="Text_20_body">Come si potrà vedere anche in seguito, è stato scelto di svolgere il progetto attenendosi alle clausole di partecipazione di livello 3, sviluppandolo quindi utilizzando due linguaggi di programmazione.</text:p>
      <text:p text:style-name="Standard"/>
      <text:p text:style-name="Standard"/>
      <text:h text:style-name="Heading_20_1" text:outline-level="1">Architettura</text:h>
      <text:p text:style-name="Standard"/>
      <text:h text:style-name="P29" text:outline-level="1">Sviluppo della concorrenza</text:h>
      <text:h text:style-name="P29" text:outline-level="1">Sviluppo della distribuzione</text:h>
      <text:h text:style-name="P29" text:outline-level="1">Esecuzione</text:h>
      <text:h text:style-name="P29" text:outline-level="1">Conclusioni</text:h>
      <text:h text:style-name="Heading_20_2" text:outline-level="2"><text:span text:style-name="T2">Linguaggi di programmazione utilizzati</text:span></text:h>
      <text:h text:style-name="P31" text:outline-level="2">Scelte alternative a quelle effettuate</text:h>
      <text:p text:style-name="P24">Altri possibili linguaggi di programmazione</text:p>
      <text:p text:style-name="P24">Utilizzare Distribuited Ada al posto di CORBA</text:p>
      <text:h text:style-name="P31" text:outline-level="2">Possibili sviluppi futuri</text:h>
      <text:p text:style-name="P24">Visualizzazione grafica del tracciato</text:p>
      <text:p text:style-name="P24"><text:soft-page-break/>Caricamento dei dati da x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Arial1" svg:font-family="Arial, Arial"/>
    <style:font-face style:name="OpenSymbol" svg:font-family="OpenSymbol"/>
    <style:font-face style:name="Tahoma1" svg:font-family="Tahoma"/>
    <style:font-face style:name="Arial3" svg:font-family="Arial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Franklin Gothic Medium" svg:font-family="'Franklin Gothic Medium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>
        <style:tab-stops/>
      </style:paragraph-properties>
      <style:text-properties fo:color="#000000" style:font-name="Arial1" fo:font-size="12pt" style:font-name-asian="Arial1" style:font-size-asian="12pt" style:font-name-complex="Arial1" style:font-size-complex="12pt"/>
    </style:style>
    <style:style style:name="Text_20_body" style:display-name="Text body" style:family="paragraph" style:parent-style-name="Standard" style:class="text">
      <style:paragraph-properties fo:margin-left="0.3cm" fo:margin-right="0.3cm" fo:margin-top="0.101cm" fo:margin-bottom="0.101cm" fo:text-align="justify" style:justify-single-word="false" fo:text-indent="1cm" style:auto-text-indent="false"/>
      <style:text-properties style:font-name="Arial2"/>
    </style:style>
    <style:style style:name="Heading" style:family="paragraph" style:parent-style-name="Standard" style:next-style-name="Text_20_body" style:class="text" style:master-page-name="">
      <style:paragraph-properties fo:margin-top="0.25cm" fo:margin-bottom="0.25cm" fo:text-align="start" style:justify-single-word="false" style:page-number="auto" fo:background-color="transparent" style:shadow="none" fo:keep-with-next="always">
        <style:background-image/>
      </style:paragraph-properties>
      <style:text-properties style:font-name="Arial" fo:font-size="15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text-align="start" style:justify-single-word="false" style:page-number="auto"/>
      <style:text-properties fo:font-size="15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3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style:font-name="Arial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Page_20_Number" style:display-name="Page Number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81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6.999cm" table:align="left"/>
    </style:style>
    <style:style style:name="Tabella1.A" style:family="table-column">
      <style:table-column-properties style:column-width="11.695cm"/>
    </style:style>
    <style:style style:name="Tabella1.B" style:family="table-column">
      <style:table-column-properties style:column-width="5.304cm"/>
    </style:style>
    <style:style style:name="Tabella1.1" style:family="table-row">
      <style:table-row-properties style:min-row-height="1.058cm"/>
    </style:style>
    <style:style style:name="Tabella1.A1" style:family="table-cell">
      <style:table-cell-properties fo:padding="0.097cm" fo:border-left="none" fo:border-right="none" fo:border-top="none" fo:border-bottom="0.002cm solid #000000"/>
    </style:style>
    <style:style style:name="Tabella3" style:family="table">
      <style:table-properties style:width="16.999cm" table:align="margins"/>
    </style:style>
    <style:style style:name="Tabella3.A" style:family="table-column">
      <style:table-column-properties style:column-width="4.18cm" style:rel-column-width="16116*"/>
    </style:style>
    <style:style style:name="Tabella3.D" style:family="table-column">
      <style:table-column-properties style:column-width="4.457cm" style:rel-column-width="17187*"/>
    </style:style>
    <style:style style:name="Tabella3.A1" style:family="table-cell">
      <style:table-cell-properties fo:padding="0.101cm" fo:border-left="none" fo:border-right="none" fo:border-top="0.002cm solid #000000" fo:border-bottom="none"/>
    </style:style>
    <style:style style:name="Tabella3.B1" style:family="table-cell">
      <style:table-cell-properties fo:padding="0.101cm" fo:border-left="0.002cm solid #000000" fo:border-right="none" fo:border-top="0.002cm solid #000000" fo:border-bottom="none"/>
    </style:style>
    <style:style style:name="MP1" style:family="paragraph" style:parent-style-name="Text_20_body">
      <style:paragraph-properties fo:text-align="end" style:justify-single-word="false">
        <style:tab-stops>
          <style:tab-stop style:position="0.873cm"/>
        </style:tab-stops>
      </style:paragraph-properties>
      <style:text-properties fo:color="#000080"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MP2" style:family="paragraph" style:parent-style-name="Text_20_body">
      <style:paragraph-properties fo:text-align="end" style:justify-single-word="false">
        <style:tab-stops>
          <style:tab-stop style:position="0.873cm"/>
        </style:tab-stops>
      </style:paragraph-properties>
      <style:text-properties fo:font-size="10pt" style:font-size-asian="10pt" style:font-size-complex="10pt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MP4" style:family="paragraph" style:parent-style-name="Footer">
      <style:paragraph-properties fo:text-align="center" style:justify-single-word="false" fo:padding="0.074cm" fo:border-left="none" fo:border-right="none" fo:border-top="none" fo:border-bottom="0.002cm solid #000000" style:join-border="false"/>
      <style:text-properties fo:color="#000080" style:font-name="Sylfaen" fo:font-size="6pt" style:text-underline-style="none" style:font-size-asian="6pt" style:font-size-complex="6pt"/>
    </style:style>
    <style:style style:name="MP5" style:family="paragraph" style:parent-style-name="Table_20_Contents">
      <style:paragraph-properties fo:text-align="center" style:justify-single-word="false"/>
      <style:text-properties fo:color="#666666" style:font-name="Franklin Gothic Medium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MP6" style:family="paragraph" style:parent-style-name="Footer">
      <style:paragraph-properties fo:text-align="end" style:justify-single-word="false"/>
      <style:text-properties fo:color="#666666" style:font-name="Franklin Gothic Medium" fo:font-size="10pt" style:text-underline-style="none" fo:font-weight="bold" style:font-size-asian="10pt" style:font-weight-asian="bold" style:font-size-complex="10pt" style:font-weight-complex="bold"/>
    </style:style>
    <style:style style:name="MP7" style:family="paragraph" style:parent-style-name="Footer">
      <style:paragraph-properties fo:text-align="start" style:justify-single-word="false"/>
      <style:text-properties fo:color="#000080" style:font-name="Sylfaen" fo:font-size="6pt" style:text-underline-style="none" style:font-size-asian="6pt" style:font-size-complex="6pt"/>
    </style:style>
    <style:style style:name="Mfr1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la1" table:style-name="Tabella1">
          <table:table-column table:style-name="Tabella1.A"/>
          <table:table-column table:style-name="Tabella1.B"/>
          <table:table-header-rows>
            <table:table-row table:style-name="Tabella1.1">
              <table:table-cell table:style-name="Tabella1.A1" office:value-type="string">
                <text:p text:style-name="MP1">Relazione sul progetto di Sistemi concorrenti e distribuiti per l'anno accademico 2008-2009</text:p>
              </table:table-cell>
              <table:table-cell table:style-name="Tabella1.A1" office:value-type="string">
                <text:p text:style-name="MP2"><draw:frame draw:style-name="Mfr1" draw:name="immagini1" text:anchor-type="paragraph" svg:width="1.801cm" svg:height="1.801cm" draw:z-index="5"><draw:image xlink:href="Pictures/10000201000000C8000000C8EFC2CD37.png" xlink:type="simple" xlink:show="embed" xlink:actuate="onLoad"/></draw:frame></text:p>
              </table:table-cell>
            </table:table-row>
          </table:table-header-rows>
        </table:table>
        <text:p text:style-name="MP3"/>
      </style:header>
      <style:footer>
        <text:p text:style-name="MP4"/>
        <table:table table:name="Tabella3" table:style-name="Tabella3">
          <table:table-column table:style-name="Tabella3.A" table:number-columns-repeated="3"/>
          <table:table-column table:style-name="Tabella3.D"/>
          <table:table-row>
            <table:table-cell table:style-name="Tabella3.A1" office:value-type="string">
              <text:p text:style-name="MP5">Versione: </text:p>
              <text:p text:style-name="MP5">1.0</text:p>
            </table:table-cell>
            <table:table-cell table:style-name="Tabella3.B1" office:value-type="string">
              <text:p text:style-name="MP5">Creazione documento:</text:p>
              <text:p text:style-name="MP5">09/06/09</text:p>
            </table:table-cell>
            <table:table-cell table:style-name="Tabella3.B1" office:value-type="string">
              <text:p text:style-name="MP5">Ultima modifica: </text:p>
              <text:p text:style-name="MP5">25/03/09</text:p>
            </table:table-cell>
            <table:table-cell table:style-name="Tabella3.B1" office:value-type="string">
              <text:p text:style-name="MP6">Pagina <text:page-number text:select-page="current">6</text:page-number> di <text:page-count>6</text:page-count></text:p>
            </table:table-cell>
          </table:table-row>
        </table:table>
        <text:p text:style-name="MP7"/>
      </style:footer>
    </style:master-page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creation-date>2005-11-14T20:17:39</meta:creation-date>
    <dc:date>2009-06-15T18:37:47.98</dc:date>
    <meta:print-date>2007-12-04T14:39:48</meta:print-date>
    <meta:editing-cycles>523</meta:editing-cycles>
    <meta:editing-duration>PT73H51M31S</meta:editing-duration>
    <dc:creator>Daniele Bonaldo</dc:creator>
    <meta:document-statistic meta:table-count="6" meta:image-count="1" meta:object-count="0" meta:page-count="6" meta:paragraph-count="123" meta:word-count="724" meta:character-count="4959"/>
    <meta:user-defined meta:name="Info 1"/>
    <meta:user-defined meta:name="Info 2"/>
    <meta:user-defined meta:name="Info 3"/>
    <meta:user-defined meta:name="Info 4"/>
  </office:meta>
</office:document-meta>
</file>